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9cm" fo:min-width="3.24cm"/>
    </style:style>
    <style:style style:name="gr2" style:family="graphic" style:parent-style-name="standard">
      <style:graphic-properties draw:textarea-horizontal-align="justify" draw:textarea-vertical-align="middle" draw:auto-grow-height="false" fo:min-height="4.962cm" fo:min-width="4.012cm"/>
    </style:style>
    <style:style style:name="gr3" style:family="graphic" style:parent-style-name="standard">
      <style:graphic-properties draw:textarea-horizontal-align="justify" draw:textarea-vertical-align="middle" draw:auto-grow-height="false" fo:min-height="7.692cm" fo:min-width="3.742cm"/>
    </style:style>
    <style:style style:name="gr4" style:family="graphic" style:parent-style-name="standard">
      <style:graphic-properties draw:textarea-horizontal-align="justify" draw:textarea-vertical-align="middle" draw:auto-grow-height="false" fo:min-height="0.05cm" fo:min-width="1.3cm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4.1cm" svg:height="3.7cm" svg:x="2.5cm" svg:y="4.9cm">
          <text:p text:style-name="P1"><text:span text:style-name="T1">headers</text:span></text:p>
          <text:p text:style-name="P1"/>
          <text:p text:style-name="P1">headerID</text:p>
          <text:p text:style-name="P1">he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5.7cm" svg:x="7.883cm" svg:y="3.939cm">
          <text:p text:style-name="P1"><text:span text:style-name="T1">readings</text:span></text:p>
          <text:p text:style-name="P1"/>
          <text:p text:style-name="P1">readingID</text:p>
          <text:p text:style-name="P1">headerId</text:p>
          <text:p text:style-name="P1">reading</text:p>
          <text:p text:style-name="P1">timesta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7cm" svg:height="8.4cm" svg:x="14cm" svg:y="3.2cm">
          <text:p text:style-name="P1"><text:span text:style-name="T1">readingValues</text:span></text:p>
          <text:p text:style-name="P1"/>
          <text:p text:style-name="P1">valueID</text:p>
          <text:p text:style-name="P1">readingID</text:p>
          <text:p text:style-name="P1">T[kWh]</text:p>
          <text:p text:style-name="P1">T1[kWh]</text:p>
          <text:p text:style-name="P1">T2[kWh]</text:p>
          <text:p text:style-name="P1">P[kW]</text:p>
          <text:p text:style-name="P1">P1[kW]</text:p>
          <text:p text:style-name="P1">P2[kW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cm" svg:height="0.6cm" svg:x="6.3cm" svg:y="6.8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4cm" svg:height="0.6cm" svg:x="12.4cm" svg:y="6.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0T18:25:58.488000000</meta:creation-date>
    <dc:date>2019-01-30T18:40:27.857000000</dc:date>
    <meta:editing-duration>PT14M32S</meta:editing-duration>
    <meta:editing-cycles>3</meta:editing-cycles>
    <meta:generator>LibreOffice/4.4.7.2$Windows_x86 LibreOffice_project/f3153a8b245191196a4b6b9abd1d0da16eead600</meta:generator>
    <meta:document-statistic meta:object-count="5"/>
  </office:meta>
</office:document-meta>
</file>